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lst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d/Prov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r</text:p>
          </table:table-cell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er</text:p>
          </table:table-cell>
          <table:table-cell table:style-name="ce3" office:value-type="date" office:date-value="2020-12-14" calcext:value-type="date">
            <text:p>2020-12-14</text:p>
          </table:table-cell>
          <table:table-cell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00-00-00</text:date>, <text:time style:data-style-name="N2" text:time-value="10:57:51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10:33:49.627000000</meta:creation-date>
    <dc:date>2021-01-12T10:58:22.351000000</dc:date>
    <meta:editing-duration>PT4M25S</meta:editing-duration>
    <meta:editing-cycles>2</meta:editing-cycles>
    <meta:generator>LibreOffice/7.0.1.2$Windows_X86_64 LibreOffice_project/7cbcfc562f6eb6708b5ff7d7397325de9e764452</meta:generator>
    <meta:document-statistic meta:table-count="1" meta:cell-count="13" meta:object-count="0"/>
  </office:meta>
</office:document-meta>
</file>